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ND-3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96pt" style:use-optimal-column-width="true"/>
    </style:style>
    <style:style style:name="ACOL-2" style:family="table-column"/>
    <style:style style:name="ACOL-3" style:family="table-column">
      <style:table-column-properties style:column-width="70.5pt" style:use-optimal-column-width="true"/>
    </style:style>
    <style:style style:name="ACOL-4" style:family="table-column">
      <style:table-column-properties style:column-width="102.8pt" style:use-optimal-column-width="true"/>
    </style:style>
    <style:style style:name="ACOL-5" style:family="table-column">
      <style:table-column-properties style:column-width="111pt" style:use-optimal-column-width="true"/>
    </style:style>
    <style:style style:name="ACOL-6" style:family="table-column">
      <style:table-column-properties style:column-width="110.2pt" style:use-optimal-column-width="false"/>
    </style:style>
    <style:style style:name="ACOL-7" style:family="table-column">
      <style:table-column-properties style:column-width="81pt" style:use-optimal-column-width="false"/>
    </style:style>
    <style:style style:name="ACOL-8" style:family="table-column">
      <style:table-column-properties style:column-width="96.75pt" style:use-optimal-column-width="true"/>
    </style:style>
    <style:style style:name="AROW-1" style:family="table-row">
      <style:table-row-properties style:row-height="13.5pt" style:use-optimal-row-height="true"/>
    </style:style>
    <style:style style:name="AROW-2" style:family="table-row"/>
    <style:style style:name="AROW-3" style:family="table-row">
      <style:table-row-properties style:row-height="13.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instruction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0"/>
        <table:table-column table:style-name="ACOL-0" table:number-columns-repeated="254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unique region name (often a city or a geographical feature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Dating_Method</text:p>
          </table:table-cell>
          <table:table-cell table:style-name="ACE-0" office:value-type="string">
            <text:p>dating method: radiocarbon, OSL, U/Th, etc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LAB_ID</text:p>
          </table:table-cell>
          <table:table-cell table:style-name="ACE-0" office:value-type="string">
            <text:p>laboratory id, make sure that it is unique! Also, it should not have any spaces or special characters (underscores and dashes are ok)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atitude</text:p>
          </table:table-cell>
          <table:table-cell table:style-name="ACE-0" office:value-type="string">
            <text:p>lat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1" office:value-type="string">
            <text:p>Longitude</text:p>
          </table:table-cell>
          <table:table-cell table:style-name="ACE-0" office:value-type="string">
            <text:p>longitude of the data point, please round to three decimal points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age</text:p>
          </table:table-cell>
          <table:table-cell table:style-name="ACE-0" office:value-type="string">
            <text:p>the age of the indicator. For radiocarbon, it should be the normalized age (i.e. Make sure that the age is normalized to -25 permille before entering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error</text:p>
          </table:table-cell>
          <table:table-cell table:style-name="ACE-0" office:value-type="string">
            <text:p>1-sigma uncertainty on the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Material</text:p>
          </table:table-cell>
          <table:table-cell table:style-name="ACE-0" office:value-type="string">
            <text:p>Give a description of what is dated. This is just for reference, it is not read in by the programs. Again, avoid special character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Curve</text:p>
          </table:table-cell>
          <table:table-cell table:style-name="ACE-0" office:value-type="string">
            <text:p>The calibration curve used for calibrating, marine, terrestrial (for northern hemisphere), terrestrial_sh (for southern hemisphere). It is also possible to have mixed ages, see the calibrate.sh file in the calibrate folder. Use corr_terrestrial and corr_terrestrial_sh for making a correction to terrestrial dates.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age</text:p>
          </table:table-cell>
          <table:table-cell table:style-name="ACE-0" office:value-type="string">
            <text:p>reservoir age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servoir_error</text:p>
          </table:table-cell>
          <table:table-cell table:style-name="ACE-0" office:value-type="string">
            <text:p>reservoir age uncertainty (1-sigma)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type</text:p>
          </table:table-cell>
          <table:table-cell table:style-name="ACE-0" office:value-type="string">
            <text:p>sea level indicator type, -1 for marine limiting, 0 for index point, 1 for terrestrial limiting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</text:p>
          </table:table-cell>
          <table:table-cell table:style-name="ACE-0" office:value-type="string">
            <text:p>elevation of the sea level indicator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upper</text:p>
          </table:table-cell>
          <table:table-cell table:style-name="ACE-0" office:value-type="string">
            <text:p>upp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SL_2sigma_lower</text:p>
          </table:table-cell>
          <table:table-cell table:style-name="ACE-0" office:value-type="string">
            <text:p>lower limit of the uncertainty on the sea level indicator, if it is statistically derived, then use 2-sigma</text:p>
          </table:table-cell>
          <table:table-cell table:number-columns-repeated="254" table:style-name="ACE-0"/>
        </table:table-row>
        <table:table-row table:style-name="AROW-1">
          <table:table-cell table:style-name="ACE-0" office:value-type="string">
            <text:p>Reference</text:p>
          </table:table-cell>
          <table:table-cell table:style-name="ACE-0" office:value-type="string">
            <text:p>Literature reference</text:p>
          </table:table-cell>
          <table:table-cell table:number-columns-repeated="254" table:style-name="ACE-0"/>
        </table:table-row>
        <table:table-row table:style-name="AROW-0">
          <table:table-cell table:number-columns-repeated="256"/>
        </table:table-row>
        <table:table-row table:style-name="AROW-1">
          <table:table-cell table:style-name="ACE-0" office:value-type="string">
            <text:p>you can also add any other fields you want after the reference, so add as much info as you need!</text:p>
          </table:table-cell>
          <table:table-cell table:number-columns-repeated="255" table:style-name="ACE-0"/>
        </table:table-row>
        <table:table-row table:style-name="AROW-0" table:number-rows-repeated="65518">
          <table:table-cell table:number-columns-repeated="256"/>
        </table:table-row>
        <table:named-expressions>
          <table:named-expression table:name="Sheet_Title" table:expression="of:=&quot;instructions&quot;" table:base-cell-address="$'instructions'.$A$1"/>
          <table:named-expression table:name="Print_Area" table:expression="of:=#REF!" table:base-cell-address="$'instructions'.$A$1"/>
        </table:named-expressions>
        <gnm:selections gnm:cursor-col="1" gnm:cursor-row="9">
          <gnm:selection gnm:start-col="1" gnm:start-row="9" gnm:end-col="1" gnm:end-row="9"/>
        </gnm:selections>
      </table:table>
      <table:table table:name="sea_level" table:style-name="ta-1" table:print="true">
        <office:forms form:automatic-focus="false" form:apply-design-mode="false">
          <form:form/>
        </office:forms>
        <table:table-column table:default-cell-style-name="ACE-3" table:style-name="ACOL-0" table:number-columns-repeated="3"/>
        <table:table-column table:default-cell-style-name="ACE-3" table:style-name="ACOL-3"/>
        <table:table-column table:default-cell-style-name="ACE-3" table:style-name="ACOL-4"/>
        <table:table-column table:default-cell-style-name="ACE-3" table:style-name="ACOL-5"/>
        <table:table-column table:default-cell-style-name="ACE-3" table:style-name="ACOL-0" table:number-columns-repeated="2"/>
        <table:table-column table:default-cell-style-name="ACE-3" table:style-name="ACOL-6"/>
        <table:table-column table:default-cell-style-name="ACE-3" table:style-name="ACOL-0" table:number-columns-repeated="5"/>
        <table:table-column table:default-cell-style-name="ACE-3" table:style-name="ACOL-4"/>
        <table:table-column table:default-cell-style-name="ACE-3" table:style-name="ACOL-0" table:number-columns-repeated="2"/>
        <table:table-column table:default-cell-style-name="ACE-3" table:style-name="ACOL-7"/>
        <table:table-column table:default-cell-style-name="ACE-3" table:style-name="ACOL-0" table:number-columns-repeated="3"/>
        <table:table-column table:default-cell-style-name="ACE-3" table:style-name="ACOL-8"/>
        <table:table-column table:default-cell-style-name="ACE-3" table:style-name="ACOL-4"/>
        <table:table-column table:default-cell-style-name="ACE-3" table:style-name="ACOL-0" table:number-columns-repeated="6"/>
        <table:table-column table:default-cell-style-name="ACE-3" table:style-name="ACOL-0" table:number-columns-repeated="227"/>
        <table:table-row table:style-name="AROW-1">
          <table:table-cell table:style-name="ACE-3" office:value-type="string">
            <text:p>Region</text:p>
          </table:table-cell>
          <table:table-cell table:style-name="ACE-3" office:value-type="string">
            <text:p>Dating_Method</text:p>
          </table:table-cell>
          <table:table-cell table:style-name="ACE-3" office:value-type="string">
            <text:p>LAB_ID</text:p>
          </table:table-cell>
          <table:table-cell table:style-name="ACE-5" office:value-type="string">
            <text:p>Latitude</text:p>
          </table:table-cell>
          <table:table-cell table:style-name="ACE-5" office:value-type="string">
            <text:p>Longitude</text:p>
          </table:table-cell>
          <table:table-cell table:style-name="ACE-3" office:value-type="string">
            <text:p>age</text:p>
          </table:table-cell>
          <table:table-cell table:style-name="ACE-3" office:value-type="string">
            <text:p>error</text:p>
          </table:table-cell>
          <table:table-cell table:style-name="ACE-3" office:value-type="string">
            <text:p>Material</text:p>
          </table:table-cell>
          <table:table-cell table:style-name="ACE-3" office:value-type="string">
            <text:p>Curve</text:p>
          </table:table-cell>
          <table:table-cell table:style-name="ACE-3" office:value-type="string">
            <text:p>Reservoir_age</text:p>
          </table:table-cell>
          <table:table-cell table:style-name="ACE-3" office:value-type="string">
            <text:p>Reservoir_error</text:p>
          </table:table-cell>
          <table:table-cell table:style-name="ACE-3" office:value-type="string">
            <text:p>type</text:p>
          </table:table-cell>
          <table:table-cell table:style-name="ACE-3" office:value-type="string">
            <text:p>RSL</text:p>
          </table:table-cell>
          <table:table-cell table:style-name="ACE-3" office:value-type="string">
            <text:p>RSL_2sigma_upper</text:p>
          </table:table-cell>
          <table:table-cell table:style-name="ACE-3" office:value-type="string">
            <text:p>RSL_2sigma_lower</text:p>
          </table:table-cell>
          <table:table-cell table:style-name="ACE-3" office:value-type="string">
            <text:p>Reference</text:p>
          </table:table-cell>
          <table:table-cell table:style-name="ACE-3" office:value-type="string">
            <text:p>description</text:p>
          </table:table-cell>
          <table:table-cell table:style-name="ACE-3" office:value-type="string">
            <text:p>lat</text:p>
          </table:table-cell>
          <table:table-cell table:style-name="ACE-3" office:value-type="string">
            <text:p>minutes</text:p>
          </table:table-cell>
          <table:table-cell table:style-name="ACE-3" office:value-type="string">
            <text:p>long</text:p>
          </table:table-cell>
          <table:table-cell table:style-name="ACE-3" office:value-type="string">
            <text:p>minutes</text:p>
          </table:table-cell>
          <table:table-cell table:style-name="ACE-3"/>
          <table:table-cell table:style-name="ACE-3" office:value-type="string">
            <text:p>uncorrected age</text:p>
          </table:table-cell>
          <table:table-cell table:style-name="ACE-3" office:value-type="string">
            <text:p>uncorrected error</text:p>
          </table:table-cell>
          <table:table-cell table:style-name="ACE-3" office:value-type="string">
            <text:p>d13C</text:p>
          </table:table-cell>
          <table:table-cell table:style-name="ACE-3" office:value-type="string">
            <text:p>error</text:p>
          </table:table-cell>
          <table:table-cell table:style-name="ACE-3"/>
          <table:table-cell table:style-name="ACE-3" office:value-type="string">
            <text:p>normalized age</text:p>
          </table:table-cell>
          <table:table-cell table:style-name="ACE-3" office:value-type="string">
            <text:p>normalized error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16</text:p>
          </table:table-cell>
          <table:table-cell table:style-name="ACE-5" table:formula="of:=63+25.699999999999999/60" office:value-type="float" office:value="63.428333333333335">
            <text:p>63.428</text:p>
          </table:table-cell>
          <table:table-cell table:style-name="ACE-5" table:formula="of:=-(51+12.1/60)" office:value-type="float" office:value="-51.201666666666668">
            <text:p>−51.202</text:p>
          </table:table-cell>
          <table:table-cell table:style-name="ACE-6" table:formula="of:=[.AB2]" office:value-type="float" office:value="9435">
            <text:p>9435</text:p>
          </table:table-cell>
          <table:table-cell table:style-name="ACE-6" table:formula="of:=[.AC2]" office:value-type="float" office:value="129">
            <text:p>129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4" table:formula="of:=IF(ABS([.M2])&gt;50;10;IF([.M2]&lt;5;1;[.M2]*0.20000000000000001))" office:value-type="float" office:value="1">
            <text:p>1.0</text:p>
          </table:table-cell>
          <table:table-cell table:style-name="ACE-4" table:formula="of:=IF(ABS([.M2])&gt;50;10;IF([.M2]&lt;5;1;[.M2]*0.20000000000000001))" office:value-type="float" office:value="1">
            <text:p>1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clayey part of marine terrace 5 m above sea level</text:p>
          </table:table-cell>
          <table:table-cell table:number-columns-repeated="5" table:style-name="ACE-3"/>
          <table:table-cell table:style-name="ACE-3" office:value-type="float" office:value="9030">
            <text:p>9030</text:p>
          </table:table-cell>
          <table:table-cell table:style-name="ACE-3" office:value-type="float" office:value="125">
            <text:p>12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2]/-8033))*0.97499999999999998^2/(1+[.Y2]/1000)^2" office:value-type="float" office:value="0.30897019690518845">
            <text:p>0.3090</text:p>
          </table:table-cell>
          <table:table-cell table:style-name="ACE-7" table:formula="of:=ROUND(-8033*LN([.AA2]);0)" office:value-type="float" office:value="9435">
            <text:p>9435</text:p>
          </table:table-cell>
          <table:table-cell table:style-name="ACE-7" table:formula="of:=ROUND(SQRT([.X2]^2+(16.065999999999999*[.Z2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17</text:p>
          </table:table-cell>
          <table:table-cell table:style-name="ACE-5" table:formula="of:=63+25.800000000000001/60" office:value-type="float" office:value="63.43">
            <text:p>63.430</text:p>
          </table:table-cell>
          <table:table-cell table:style-name="ACE-5" table:formula="of:=-(51+7.7000000000000002/60)" office:value-type="float" office:value="-51.12833333333333">
            <text:p>−51.128</text:p>
          </table:table-cell>
          <table:table-cell table:style-name="ACE-6" table:formula="of:=[.AB3]" office:value-type="float" office:value="9215">
            <text:p>9215</text:p>
          </table:table-cell>
          <table:table-cell table:style-name="ACE-6" table:formula="of:=[.AC3]" office:value-type="float" office:value="124">
            <text:p>124</text:p>
          </table:table-cell>
          <table:table-cell table:style-name="ACE-3" office:value-type="string">
            <text:p>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60">
            <text:p>60</text:p>
          </table:table-cell>
          <table:table-cell table:style-name="ACE-4" table:formula="of:=IF(ABS([.M3])&gt;50;10;IF([.M3]&lt;5;1;[.M3]*0.20000000000000001))" office:value-type="float" office:value="10">
            <text:p>10.0</text:p>
          </table:table-cell>
          <table:table-cell table:style-name="ACE-4" table:formula="of:=IF(ABS([.M3])&gt;50;10;IF([.M3]&lt;5;1;[.M3]*0.20000000000000001))" office:value-type="float" office:value="10">
            <text:p>10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in a cliff 60 m above sea level</text:p>
          </table:table-cell>
          <table:table-cell table:number-columns-repeated="5" table:style-name="ACE-3"/>
          <table:table-cell table:style-name="ACE-3" office:value-type="float" office:value="8810">
            <text:p>8810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3]/-8033))*0.97499999999999998^2/(1+[.Y3]/1000)^2" office:value-type="float" office:value="0.31754890901424382">
            <text:p>0.3175</text:p>
          </table:table-cell>
          <table:table-cell table:style-name="ACE-7" table:formula="of:=ROUND(-8033*LN([.AA3]);0)" office:value-type="float" office:value="9215">
            <text:p>9215</text:p>
          </table:table-cell>
          <table:table-cell table:style-name="ACE-7" table:formula="of:=ROUND(SQRT([.X3]^2+(16.065999999999999*[.Z3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3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18</text:p>
          </table:table-cell>
          <table:table-cell table:style-name="ACE-5" table:formula="of:=63+25.600000000000001/60" office:value-type="float" office:value="63.426666666666669">
            <text:p>63.427</text:p>
          </table:table-cell>
          <table:table-cell table:style-name="ACE-5" table:formula="of:=-(51+8.5/60)" office:value-type="float" office:value="-51.141666666666666">
            <text:p>−51.142</text:p>
          </table:table-cell>
          <table:table-cell table:style-name="ACE-6" table:formula="of:=[.AB4]" office:value-type="float" office:value="8930">
            <text:p>8930</text:p>
          </table:table-cell>
          <table:table-cell table:style-name="ACE-6" table:formula="of:=[.AC4]" office:value-type="float" office:value="120">
            <text:p>120</text:p>
          </table:table-cell>
          <table:table-cell table:style-name="ACE-3" office:value-type="string">
            <text:p>Balanus balanus, Mya truncata and Chlamys island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0">
            <text:p>10</text:p>
          </table:table-cell>
          <table:table-cell table:style-name="ACE-4" table:formula="of:=IF(ABS([.M4])&gt;50;10;IF([.M4]&lt;5;1;[.M4]*0.20000000000000001))" office:value-type="float" office:value="2">
            <text:p>2.0</text:p>
          </table:table-cell>
          <table:table-cell table:style-name="ACE-4" table:formula="of:=IF(ABS([.M4])&gt;50;10;IF([.M4]&lt;5;1;[.M4]*0.20000000000000001))" office:value-type="float" office:value="2">
            <text:p>2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10 m above sea level in a coastal cliff</text:p>
          </table:table-cell>
          <table:table-cell table:number-columns-repeated="5" table:style-name="ACE-3"/>
          <table:table-cell table:style-name="ACE-3" office:value-type="float" office:value="8525">
            <text:p>8525</text:p>
          </table:table-cell>
          <table:table-cell table:style-name="ACE-3" office:value-type="float" office:value="115">
            <text:p>11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4]/-8033))*0.97499999999999998^2/(1+[.Y4]/1000)^2" office:value-type="float" office:value="0.32901735534249144">
            <text:p>0.3290</text:p>
          </table:table-cell>
          <table:table-cell table:style-name="ACE-7" table:formula="of:=ROUND(-8033*LN([.AA4]);0)" office:value-type="float" office:value="8930">
            <text:p>8930</text:p>
          </table:table-cell>
          <table:table-cell table:style-name="ACE-7" table:formula="of:=ROUND(SQRT([.X4]^2+(16.065999999999999*[.Z4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19</text:p>
          </table:table-cell>
          <table:table-cell table:style-name="ACE-5" table:formula="of:=63+25.800000000000001/60" office:value-type="float" office:value="63.43">
            <text:p>63.430</text:p>
          </table:table-cell>
          <table:table-cell table:style-name="ACE-5" table:formula="of:=-(51+8/60)" office:value-type="float" office:value="-51.133333333333333">
            <text:p>−51.133</text:p>
          </table:table-cell>
          <table:table-cell table:style-name="ACE-6" table:formula="of:=[.AB5]" office:value-type="float" office:value="9310">
            <text:p>9310</text:p>
          </table:table-cell>
          <table:table-cell table:style-name="ACE-6" table:formula="of:=[.AC5]" office:value-type="float" office:value="124">
            <text:p>124</text:p>
          </table:table-cell>
          <table:table-cell table:style-name="ACE-3" office:value-type="string">
            <text:p>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5">
            <text:p>55</text:p>
          </table:table-cell>
          <table:table-cell table:style-name="ACE-4" table:formula="of:=IF(ABS([.M5])&gt;50;10;IF([.M5]&lt;5;1;[.M5]*0.20000000000000001))" office:value-type="float" office:value="10">
            <text:p>10.0</text:p>
          </table:table-cell>
          <table:table-cell table:style-name="ACE-4" table:formula="of:=IF(ABS([.M5])&gt;50;10;IF([.M5]&lt;5;1;[.M5]*0.20000000000000001))" office:value-type="float" office:value="10">
            <text:p>10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55 m above sea level in clay layers</text:p>
          </table:table-cell>
          <table:table-cell table:number-columns-repeated="5" table:style-name="ACE-3"/>
          <table:table-cell table:style-name="ACE-3" office:value-type="float" office:value="8905">
            <text:p>8905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5]/-8033))*0.97499999999999998^2/(1+[.Y5]/1000)^2" office:value-type="float" office:value="0.31381562557492321">
            <text:p>0.3138</text:p>
          </table:table-cell>
          <table:table-cell table:style-name="ACE-7" table:formula="of:=ROUND(-8033*LN([.AA5]);0)" office:value-type="float" office:value="9310">
            <text:p>9310</text:p>
          </table:table-cell>
          <table:table-cell table:style-name="ACE-7" table:formula="of:=ROUND(SQRT([.X5]^2+(16.065999999999999*[.Z5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20</text:p>
          </table:table-cell>
          <table:table-cell table:style-name="ACE-5" table:formula="of:=63+25.800000000000001/60" office:value-type="float" office:value="63.43">
            <text:p>63.430</text:p>
          </table:table-cell>
          <table:table-cell table:style-name="ACE-5" table:formula="of:=-(51+7.7999999999999998/60)" office:value-type="float" office:value="-51.130000000000003">
            <text:p>−51.130</text:p>
          </table:table-cell>
          <table:table-cell table:style-name="ACE-6" table:formula="of:=[.AB6]" office:value-type="float" office:value="8725">
            <text:p>8725</text:p>
          </table:table-cell>
          <table:table-cell table:style-name="ACE-6" table:formula="of:=[.AC6]" office:value-type="float" office:value="120">
            <text:p>120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70">
            <text:p>70</text:p>
          </table:table-cell>
          <table:table-cell table:style-name="ACE-4" table:formula="of:=IF(ABS([.M6])&gt;50;10;IF([.M6]&lt;5;1;[.M6]*0.20000000000000001))" office:value-type="float" office:value="10">
            <text:p>10.0</text:p>
          </table:table-cell>
          <table:table-cell table:style-name="ACE-4" table:formula="of:=IF(ABS([.M6])&gt;50;10;IF([.M6]&lt;5;1;[.M6]*0.20000000000000001))" office:value-type="float" office:value="10">
            <text:p>10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sandy parts of a 70 m terrace</text:p>
          </table:table-cell>
          <table:table-cell table:number-columns-repeated="5" table:style-name="ACE-3"/>
          <table:table-cell table:style-name="ACE-3" office:value-type="float" office:value="8320">
            <text:p>8320</text:p>
          </table:table-cell>
          <table:table-cell table:style-name="ACE-3" office:value-type="float" office:value="115">
            <text:p>115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6]/-8033))*0.97499999999999998^2/(1+[.Y6]/1000)^2" office:value-type="float" office:value="0.33752184437228594">
            <text:p>0.3375</text:p>
          </table:table-cell>
          <table:table-cell table:style-name="ACE-7" table:formula="of:=ROUND(-8033*LN([.AA6]);0)" office:value-type="float" office:value="8725">
            <text:p>8725</text:p>
          </table:table-cell>
          <table:table-cell table:style-name="ACE-7" table:formula="of:=ROUND(SQRT([.X6]^2+(16.065999999999999*[.Z6])^2))" office:value-type="float" office:value="120">
            <text:p>120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21</text:p>
          </table:table-cell>
          <table:table-cell table:style-name="ACE-5" table:formula="of:=63+12.300000000000001/60" office:value-type="float" office:value="63.204999999999998">
            <text:p>63.205</text:p>
          </table:table-cell>
          <table:table-cell table:style-name="ACE-5" table:formula="of:=-(50+20/60)" office:value-type="float" office:value="-50.333333333333336">
            <text:p>−50.333</text:p>
          </table:table-cell>
          <table:table-cell table:style-name="ACE-6" table:formula="of:=[.AB7]" office:value-type="float" office:value="8240">
            <text:p>8240</text:p>
          </table:table-cell>
          <table:table-cell table:style-name="ACE-6" table:formula="of:=[.AC7]" office:value-type="float" office:value="115">
            <text:p>115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3.5">
            <text:p>3.5</text:p>
          </table:table-cell>
          <table:table-cell table:style-name="ACE-4" table:formula="of:=IF(ABS([.M7])&gt;50;10;IF([.M7]&lt;5;1;[.M7]*0.20000000000000001))" office:value-type="float" office:value="1">
            <text:p>1.0</text:p>
          </table:table-cell>
          <table:table-cell table:style-name="ACE-4" table:formula="of:=IF(ABS([.M7])&gt;50;10;IF([.M7]&lt;5;1;[.M7]*0.20000000000000001))" office:value-type="float" office:value="1">
            <text:p>1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used stated uncertainty</text:p>
          </table:table-cell>
          <table:table-cell table:number-columns-repeated="5" table:style-name="ACE-3"/>
          <table:table-cell table:style-name="ACE-3" office:value-type="float" office:value="7835">
            <text:p>7835</text:p>
          </table:table-cell>
          <table:table-cell table:style-name="ACE-3" office:value-type="float" office:value="110">
            <text:p>11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7]/-8033))*0.97499999999999998^2/(1+[.Y7]/1000)^2" office:value-type="float" office:value="0.3585277925184821">
            <text:p>0.3585</text:p>
          </table:table-cell>
          <table:table-cell table:style-name="ACE-7" table:formula="of:=ROUND(-8033*LN([.AA7]);0)" office:value-type="float" office:value="8240">
            <text:p>8240</text:p>
          </table:table-cell>
          <table:table-cell table:style-name="ACE-7" table:formula="of:=ROUND(SQRT([.X7]^2+(16.065999999999999*[.Z7])^2))" office:value-type="float" office:value="115">
            <text:p>115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23</text:p>
          </table:table-cell>
          <table:table-cell table:style-name="ACE-5" table:formula="of:=63+20/60" office:value-type="float" office:value="63.333333333333336">
            <text:p>63.333</text:p>
          </table:table-cell>
          <table:table-cell table:style-name="ACE-5" table:formula="of:=-(51+6.5/60)" office:value-type="float" office:value="-51.108333333333334">
            <text:p>−51.108</text:p>
          </table:table-cell>
          <table:table-cell table:style-name="ACE-6" table:formula="of:=[.AB8]" office:value-type="float" office:value="9120">
            <text:p>9120</text:p>
          </table:table-cell>
          <table:table-cell table:style-name="ACE-6" table:formula="of:=[.AC8]" office:value-type="float" office:value="124">
            <text:p>124</text:p>
          </table:table-cell>
          <table:table-cell table:style-name="ACE-3" office:value-type="string">
            <text:p>Mya truncat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4" table:formula="of:=IF(ABS([.M8])&gt;50;10;IF([.M8]&lt;5;1;[.M8]*0.20000000000000001))" office:value-type="float" office:value="1">
            <text:p>1.0</text:p>
          </table:table-cell>
          <table:table-cell table:style-name="ACE-4" table:formula="of:=IF(ABS([.M8])&gt;50;10;IF([.M8]&lt;5;1;[.M8]*0.20000000000000001))" office:value-type="float" office:value="1">
            <text:p>1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sediment from a pond 4 m above sea level</text:p>
          </table:table-cell>
          <table:table-cell table:number-columns-repeated="5" table:style-name="ACE-3"/>
          <table:table-cell table:style-name="ACE-3" office:value-type="float" office:value="8715">
            <text:p>8715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8]/-8033))*0.97499999999999998^2/(1+[.Y8]/1000)^2" office:value-type="float" office:value="0.32132660517269768">
            <text:p>0.3213</text:p>
          </table:table-cell>
          <table:table-cell table:style-name="ACE-7" table:formula="of:=ROUND(-8033*LN([.AA8]);0)" office:value-type="float" office:value="9120">
            <text:p>9120</text:p>
          </table:table-cell>
          <table:table-cell table:style-name="ACE-7" table:formula="of:=ROUND(SQRT([.X8]^2+(16.065999999999999*[.Z8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65</text:p>
          </table:table-cell>
          <table:table-cell table:style-name="ACE-5" table:formula="of:=64+20/60" office:value-type="float" office:value="64.333333333333329">
            <text:p>64.333</text:p>
          </table:table-cell>
          <table:table-cell table:style-name="ACE-5" table:formula="of:=-(50+24/60)" office:value-type="float" office:value="-50.399999999999999">
            <text:p>−50.400</text:p>
          </table:table-cell>
          <table:table-cell table:style-name="ACE-6" table:formula="of:=[.AB9]" office:value-type="float" office:value="9190">
            <text:p>9190</text:p>
          </table:table-cell>
          <table:table-cell table:style-name="ACE-6" table:formula="of:=[.AC9]" office:value-type="float" office:value="124">
            <text:p>124</text:p>
          </table:table-cell>
          <table:table-cell table:style-name="ACE-3" office:value-type="string">
            <text:p>Mya truncata and 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5">
            <text:p>5</text:p>
          </table:table-cell>
          <table:table-cell table:style-name="ACE-4" table:formula="of:=IF(ABS([.M9])&gt;50;10;IF([.M9]&lt;5;1;[.M9]*0.20000000000000001))" office:value-type="float" office:value="1">
            <text:p>1.0</text:p>
          </table:table-cell>
          <table:table-cell table:style-name="ACE-4" table:formula="of:=IF(ABS([.M9])&gt;50;10;IF([.M9]&lt;5;1;[.M9]*0.20000000000000001))" office:value-type="float" office:value="1">
            <text:p>1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ed sandy deposit in a coastal cliff 5 m above sea level, might be a moraine</text:p>
          </table:table-cell>
          <table:table-cell table:number-columns-repeated="5" table:style-name="ACE-3"/>
          <table:table-cell table:style-name="ACE-3" office:value-type="float" office:value="8785">
            <text:p>8785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9]/-8033))*0.97499999999999998^2/(1+[.Y9]/1000)^2" office:value-type="float" office:value="0.318538712182101">
            <text:p>0.3185</text:p>
          </table:table-cell>
          <table:table-cell table:style-name="ACE-7" table:formula="of:=ROUND(-8033*LN([.AA9]);0)" office:value-type="float" office:value="9190">
            <text:p>9190</text:p>
          </table:table-cell>
          <table:table-cell table:style-name="ACE-7" table:formula="of:=ROUND(SQRT([.X9]^2+(16.065999999999999*[.Z9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66</text:p>
          </table:table-cell>
          <table:table-cell table:style-name="ACE-5" table:formula="of:=64+20/60" office:value-type="float" office:value="64.333333333333329">
            <text:p>64.333</text:p>
          </table:table-cell>
          <table:table-cell table:style-name="ACE-5" table:formula="of:=-(50+24/60)" office:value-type="float" office:value="-50.399999999999999">
            <text:p>−50.400</text:p>
          </table:table-cell>
          <table:table-cell table:style-name="ACE-6" table:formula="of:=[.AB10]" office:value-type="float" office:value="9215">
            <text:p>9215</text:p>
          </table:table-cell>
          <table:table-cell table:style-name="ACE-6" table:formula="of:=[.AC10]" office:value-type="float" office:value="124">
            <text:p>124</text:p>
          </table:table-cell>
          <table:table-cell table:style-name="ACE-3" office:value-type="string">
            <text:p>Chlamys islandica, Hiatella arctica and Balanus balanus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4">
            <text:p>4</text:p>
          </table:table-cell>
          <table:table-cell table:style-name="ACE-4" table:formula="of:=IF(ABS([.M10])&gt;50;10;IF([.M10]&lt;5;1;[.M10]*0.20000000000000001))" office:value-type="float" office:value="1">
            <text:p>1.0</text:p>
          </table:table-cell>
          <table:table-cell table:style-name="ACE-4" table:formula="of:=IF(ABS([.M10])&gt;50;10;IF([.M10]&lt;5;1;[.M10]*0.20000000000000001))" office:value-type="float" office:value="1">
            <text:p>1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coastal cliff at 4 m above sea level</text:p>
          </table:table-cell>
          <table:table-cell table:number-columns-repeated="5" table:style-name="ACE-3"/>
          <table:table-cell table:style-name="ACE-3" office:value-type="float" office:value="8810">
            <text:p>8810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0]/-8033))*0.97499999999999998^2/(1+[.Y10]/1000)^2" office:value-type="float" office:value="0.31754890901424382">
            <text:p>0.3175</text:p>
          </table:table-cell>
          <table:table-cell table:style-name="ACE-7" table:formula="of:=ROUND(-8033*LN([.AA10]);0)" office:value-type="float" office:value="9215">
            <text:p>9215</text:p>
          </table:table-cell>
          <table:table-cell table:style-name="ACE-7" table:formula="of:=ROUND(SQRT([.X10]^2+(16.065999999999999*[.Z10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67</text:p>
          </table:table-cell>
          <table:table-cell table:style-name="ACE-5" table:formula="of:=61+9/60" office:value-type="float" office:value="61.149999999999999">
            <text:p>61.150</text:p>
          </table:table-cell>
          <table:table-cell table:style-name="ACE-5" table:formula="of:=-(46+26/60)" office:value-type="float" office:value="-46.43333333333333">
            <text:p>−46.433</text:p>
          </table:table-cell>
          <table:table-cell table:style-name="ACE-6" table:formula="of:=[.AB11]" office:value-type="float" office:value="9165">
            <text:p>9165</text:p>
          </table:table-cell>
          <table:table-cell table:style-name="ACE-6" table:formula="of:=[.AC11]" office:value-type="float" office:value="124">
            <text:p>124</text:p>
          </table:table-cell>
          <table:table-cell table:style-name="ACE-3" office:value-type="string">
            <text:p>Balanus balanus, Mya truncata, Hiatella arctica</text:p>
          </table:table-cell>
          <table:table-cell table:style-name="ACE-3" office:value-type="string">
            <text:p>marine</text:p>
          </table:table-cell>
          <table:table-cell table:number-columns-repeated="2" table:style-name="ACE-3"/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4" office:value-type="float" office:value="5">
            <text:p>5.0</text:p>
          </table:table-cell>
          <table:table-cell table:style-name="ACE-4" office:value-type="float" office:value="5">
            <text:p>5.0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marine silt terraces 10-20 m above sea level, I took that as the range</text:p>
          </table:table-cell>
          <table:table-cell table:number-columns-repeated="5" table:style-name="ACE-3"/>
          <table:table-cell table:style-name="ACE-3" office:value-type="float" office:value="8760">
            <text:p>8760</text:p>
          </table:table-cell>
          <table:table-cell table:style-name="ACE-3" office:value-type="float" office:value="120">
            <text:p>120</text:p>
          </table:table-cell>
          <table:table-cell table:style-name="ACE-4" office:value-type="float" office:value="-0.11908932">
            <text:p>−0.1</text:p>
          </table:table-cell>
          <table:table-cell table:style-name="ACE-4" office:value-type="float" office:value="2.0385289000000002">
            <text:p>2.0</text:p>
          </table:table-cell>
          <table:table-cell table:style-name="ACE-8" table:formula="of:=(EXP([.W11]/-8033))*0.97499999999999998^2/(1+[.Y11]/1000)^2" office:value-type="float" office:value="0.31953160057646435">
            <text:p>0.3195</text:p>
          </table:table-cell>
          <table:table-cell table:style-name="ACE-7" table:formula="of:=ROUND(-8033*LN([.AA11]);0)" office:value-type="float" office:value="9165">
            <text:p>9165</text:p>
          </table:table-cell>
          <table:table-cell table:style-name="ACE-7" table:formula="of:=ROUND(SQRT([.X11]^2+(16.065999999999999*[.Z11])^2))" office:value-type="float" office:value="124">
            <text:p>124</text:p>
          </table:table-cell>
          <table:table-cell table:number-columns-repeated="227" table:style-name="ACE-3"/>
        </table:table-row>
        <table:table-row table:style-name="AROW-1">
          <table:table-cell table:style-name="ACE-3"/>
          <table:table-cell table:style-name="ACE-3" office:value-type="string">
            <text:p>radiocarbon</text:p>
          </table:table-cell>
          <table:table-cell table:style-name="ACE-3" office:value-type="string">
            <text:p>I-7664</text:p>
          </table:table-cell>
          <table:table-cell table:style-name="ACE-5" table:formula="of:=60+55.5/60" office:value-type="float" office:value="60.924999999999997">
            <text:p>60.925</text:p>
          </table:table-cell>
          <table:table-cell table:style-name="ACE-5" table:formula="of:=-(46+3/60)" office:value-type="float" office:value="-46.049999999999997">
            <text:p>−46.050</text:p>
          </table:table-cell>
          <table:table-cell table:style-name="ACE-6" table:formula="of:=[.AB12]" office:value-type="float" office:value="9427">
            <text:p>9427</text:p>
          </table:table-cell>
          <table:table-cell table:style-name="ACE-6" table:formula="of:=[.AC12]" office:value-type="float" office:value="129">
            <text:p>129</text:p>
          </table:table-cell>
          <table:table-cell table:style-name="ACE-3" office:value-type="string">
            <text:p>Larex sp</text:p>
          </table:table-cell>
          <table:table-cell table:style-name="ACE-3" office:value-type="string">
            <text:p>terrestrial</text:p>
          </table:table-cell>
          <table:table-cell table:style-name="ACE-3" office:value-type="string">
            <text:p>-</text:p>
          </table:table-cell>
          <table:table-cell table:style-name="ACE-3" office:value-type="string">
            <text:p>-</text:p>
          </table:table-cell>
          <table:table-cell table:style-name="ACE-3" office:value-type="float" office:value="-1">
            <text:p>−1</text:p>
          </table:table-cell>
          <table:table-cell table:style-name="ACE-3" office:value-type="float" office:value="15">
            <text:p>15</text:p>
          </table:table-cell>
          <table:table-cell table:style-name="ACE-4" table:formula="of:=17*0.20000000000000001" office:value-type="float" office:value="3.4000000000000004">
            <text:p>3.4</text:p>
          </table:table-cell>
          <table:table-cell table:style-name="ACE-4" table:formula="of:=17*0.20000000000000001" office:value-type="float" office:value="3.4000000000000004">
            <text:p>3.4</text:p>
          </table:table-cell>
          <table:table-cell table:style-name="ACE-3" office:value-type="string">
            <text:p>Weidick1975</text:p>
          </table:table-cell>
          <table:table-cell table:style-name="ACE-3" office:value-type="string">
            <text:p>sand and gravel 5 m below the surface of beach ridges</text:p>
          </table:table-cell>
          <table:table-cell table:number-columns-repeated="5" table:style-name="ACE-3"/>
          <table:table-cell table:style-name="ACE-3" office:value-type="float" office:value="9410">
            <text:p>9410</text:p>
          </table:table-cell>
          <table:table-cell table:style-name="ACE-3" office:value-type="float" office:value="125">
            <text:p>125</text:p>
          </table:table-cell>
          <table:table-cell table:style-name="ACE-4" office:value-type="float" office:value="-23.992993999999999">
            <text:p>−24.0</text:p>
          </table:table-cell>
          <table:table-cell table:style-name="ACE-4" office:value-type="float" office:value="1.9334495">
            <text:p>1.9</text:p>
          </table:table-cell>
          <table:table-cell table:style-name="ACE-8" table:formula="of:=(EXP([.W12]/-8033))*0.97499999999999998^2/(1+[.Y12]/1000)^2" office:value-type="float" office:value="0.30928797180341211">
            <text:p>0.3093</text:p>
          </table:table-cell>
          <table:table-cell table:style-name="ACE-7" table:formula="of:=ROUND(-8033*LN([.AA12]);0)" office:value-type="float" office:value="9427">
            <text:p>9427</text:p>
          </table:table-cell>
          <table:table-cell table:style-name="ACE-7" table:formula="of:=ROUND(SQRT([.X12]^2+(16.065999999999999*[.Z12])^2))" office:value-type="float" office:value="129">
            <text:p>129</text:p>
          </table:table-cell>
          <table:table-cell table:number-columns-repeated="227" table:style-name="ACE-3"/>
        </table:table-row>
        <table:table-row table:style-name="AROW-1" table:number-rows-repeated="12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9" table:style-name="ACE-3"/>
          <table:table-cell table:number-columns-repeated="2" table:style-name="ACE-4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1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 table:number-rows-repeated="10">
          <table:table-cell table:number-columns-repeated="5" table:style-name="ACE-3"/>
          <table:table-cell table:number-columns-repeated="2" table:style-name="ACE-6"/>
          <table:table-cell table:number-columns-repeated="6" table:style-name="ACE-3"/>
          <table:table-cell table:number-columns-repeated="2" table:style-name="ACE-4"/>
          <table:table-cell table:number-columns-repeated="11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>
          <table:table-cell table:number-columns-repeated="26" table:style-name="ACE-3"/>
          <table:table-cell table:style-name="ACE-8"/>
          <table:table-cell table:number-columns-repeated="2" table:style-name="ACE-7"/>
          <table:table-cell table:number-columns-repeated="227" table:style-name="ACE-3"/>
        </table:table-row>
        <table:table-row table:style-name="AROW-3" table:number-rows-repeated="18">
          <table:table-cell table:number-columns-repeated="256"/>
        </table:table-row>
        <table:table-row table:style-name="AROW-1" table:number-rows-repeated="9">
          <table:table-cell table:number-columns-repeated="256"/>
        </table:table-row>
        <table:table-row table:style-name="AROW-3" table:number-rows-repeated="14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3" table:number-rows-repeated="6545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1"/>
        </gnm:selections>
      </table:table>
      <table:table table:name="Sheet3" table:style-name="ta-2" table:print="true">
        <office:forms form:automatic-focus="false" form:apply-design-mode="false">
          <form:form/>
        </office:forms>
        <table:table-column table:default-cell-style-name="ACE-9" table:style-name="ACOL-0"/>
        <table:table-column table:default-cell-style-name="ACE-9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number:number-style style:name="ND-1">
      <number:number number:decimal-places="1" number:grouping="false" number:min-integer-digits="1"/>
    </number:number-style>
    <number:number-style style:name="ND-2">
      <number:number number:decimal-places="0" number:grouping="false" number:min-integer-digits="1"/>
    </number:number-style>
    <number:number-style style:name="ND-3">
      <number:number number:decimal-places="4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instruction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ea_level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Sheet3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3-08T07:56:29Z</dc:date>
    <meta:creation-date>2022-10-27T08:15:17Z</meta:creation-date>
    <meta:generator>gnumeric/1.12.46</meta:generator>
  </office:meta>
</office:document-meta>
</file>